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2" style:family="paragraph"/>
    <style:style style:name="P4" style:parent-style-name="Textbody" style:list-style-name="LFO3" style:family="paragraph"/>
    <style:style style:name="P5" style:parent-style-name="Textbody" style:list-style-name="LFO3" style:family="paragraph"/>
    <style:style style:name="P6" style:parent-style-name="Textbody" style:list-style-name="LFO3" style:family="paragraph"/>
    <style:style style:name="P7" style:parent-style-name="Textbody" style:list-style-name="LFO3" style:family="paragraph"/>
    <style:style style:name="P8" style:parent-style-name="Textbody" style:list-style-name="LFO4" style:family="paragraph"/>
    <style:style style:name="P9" style:parent-style-name="Textbody" style:list-style-name="LFO4" style:family="paragraph"/>
    <style:style style:name="P10" style:parent-style-name="Textbody" style:list-style-name="LFO4" style:family="paragraph"/>
    <style:style style:name="P11" style:parent-style-name="Textbody" style:list-style-name="LFO4" style:family="paragraph"/>
    <style:style style:name="P12" style:parent-style-name="Textbody" style:list-style-name="LFO5" style:family="paragraph"/>
    <style:style style:name="P13" style:parent-style-name="Textbody" style:list-style-name="LFO5" style:family="paragraph"/>
    <style:style style:name="P14" style:parent-style-name="Textbody" style:list-style-name="LFO5" style:family="paragraph"/>
    <style:style style:name="P15" style:parent-style-name="Textbody" style:list-style-name="LFO6" style:family="paragraph"/>
    <style:style style:name="P16" style:parent-style-name="Textbody" style:list-style-name="LFO7" style:family="paragraph"/>
    <style:style style:name="P17" style:parent-style-name="Textbody" style:list-style-name="LFO7" style:family="paragraph"/>
    <style:style style:name="P18" style:parent-style-name="Textbody" style:list-style-name="LFO7" style:family="paragraph"/>
    <style:style style:name="P19" style:parent-style-name="Textbody" style:list-style-name="LFO7" style:family="paragraph"/>
    <style:style style:name="P20" style:parent-style-name="Textbody" style:list-style-name="LFO8" style:family="paragraph"/>
    <style:style style:name="P21" style:parent-style-name="Textbody" style:list-style-name="LFO8" style:family="paragraph"/>
    <style:style style:name="P22" style:parent-style-name="Textbody" style:list-style-name="LFO8" style:family="paragraph"/>
    <style:style style:name="P23" style:parent-style-name="Textbody" style:list-style-name="LFO8" style:family="paragraph"/>
    <style:style style:name="P24" style:parent-style-name="Textbody" style:list-style-name="LFO8" style:family="paragraph"/>
    <style:style style:name="P25" style:parent-style-name="Textbody" style:list-style-name="LFO8" style:family="paragraph"/>
    <style:style style:name="P26" style:parent-style-name="Textbody" style:list-style-name="LFO9" style:family="paragraph"/>
    <style:style style:name="P27" style:parent-style-name="Textbody" style:list-style-name="LFO9" style:family="paragraph"/>
    <style:style style:name="P28" style:parent-style-name="Textbody" style:list-style-name="LFO10" style:family="paragraph"/>
    <style:style style:name="P29" style:parent-style-name="Textbody" style:list-style-name="LFO10" style:family="paragraph"/>
    <style:style style:name="P30" style:parent-style-name="Textbody" style:list-style-name="LFO11" style:family="paragraph"/>
    <style:style style:name="P31" style:parent-style-name="Textbody" style:list-style-name="LFO11" style:family="paragraph"/>
    <style:style style:name="P32" style:parent-style-name="Textbody" style:list-style-name="LFO11" style:family="paragraph"/>
    <style:style style:name="P33" style:parent-style-name="Textbody" style:list-style-name="LFO12" style:family="paragraph"/>
    <style:style style:name="P34" style:parent-style-name="Textbody" style:list-style-name="LFO13" style:family="paragraph"/>
    <style:style style:name="P35" style:parent-style-name="Textbody" style:list-style-name="LFO13" style:family="paragraph"/>
    <style:style style:name="P36" style:parent-style-name="Textbody" style:list-style-name="LFO13" style:family="paragraph"/>
    <style:style style:name="P37" style:parent-style-name="Textbody" style:list-style-name="LFO14" style:family="paragraph"/>
    <style:style style:name="P38" style:parent-style-name="Textbody" style:list-style-name="LFO14" style:family="paragraph"/>
    <style:style style:name="P39" style:parent-style-name="Textbody" style:list-style-name="LFO14" style:family="paragraph"/>
    <style:style style:name="P40" style:parent-style-name="Textbody" style:list-style-name="LFO14" style:family="paragraph"/>
    <style:style style:name="P41" style:parent-style-name="Textbody" style:list-style-name="LFO15" style:family="paragraph"/>
    <style:style style:name="P42" style:parent-style-name="Textbody" style:list-style-name="LFO15" style:family="paragraph"/>
    <style:style style:name="TableColumn44" style:family="table-column">
      <style:table-column-properties style:column-width="1.0048in" style:use-optimal-column-width="false"/>
    </style:style>
    <style:style style:name="TableColumn45" style:family="table-column">
      <style:table-column-properties style:column-width="1.6048in" style:use-optimal-column-width="false"/>
    </style:style>
    <style:style style:name="TableColumn46" style:family="table-column">
      <style:table-column-properties style:column-width="1.7479in" style:use-optimal-column-width="false"/>
    </style:style>
    <style:style style:name="Table43" style:family="table">
      <style:table-properties style:width="4.357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" style:parent-style-name="Textbody" style:list-style-name="LFO16" style:family="paragraph"/>
    <style:style style:name="P64" style:parent-style-name="Textbody" style:list-style-name="LFO16" style:family="paragraph"/>
    <style:style style:name="P65" style:parent-style-name="Textbody" style:list-style-name="LFO16" style:family="paragraph"/>
    <style:style style:name="P66" style:parent-style-name="Textbody" style:list-style-name="LFO16" style:family="paragraph"/>
  </office:automatic-styles>
  <office:body>
    <office:text text:use-soft-page-breaks="true">
      <text:p text:style-name="P1"><text:span text:style-name="StrongEmphasis">Pevné disky a RAID pole</text:span></text:p>
      <text:list text:style-name="LFO1" text:continue-numbering="true">
        <text:list-item>
          <text:p text:style-name="P2"><text:span text:style-name="StrongEmphasis">Úvod do problematiky úložišť</text:span><text:s/>V dnešní době máme k dispozici několik typů datových úložišť, mezi které patří HDD, SSD a RAID pole. Každý typ má své výhody a nevýhody, a je důležité pochopit, jaký je pro dané účely nejvhodnější.</text:p>
        </text:list-item>
      </text:list>
      <text:p text:style-name="HorizontalLine"/>
      <text:list text:style-name="LFO2" text:continue-numbering="true">
        <text:list-item>
          <text:p text:style-name="P3"><text:span text:style-name="StrongEmphasis">HDD – Klasický pevný disk</text:span></text:p>
        </text:list-item>
      </text:list>
      <text:p text:style-name="Textbody"><text:span text:style-name="StrongEmphasis">HDD (Hard Disk Drive)</text:span><text:s/>je nejstarší a stále velmi rozšířený typ úložiště, který využívá otáčející se magnetické plotny a čtecí hlavy pro zápis a čtení dat. V souvislosti s HDD je důležité rozlišit několik způsobů zápisu na plotny:</text:p>
      <text:list text:style-name="LFO3" text:continue-numbering="true">
        <text:list-item>
          <text:p text:style-name="P4"><text:span text:style-name="StrongEmphasis">LMR (Longitudinal Magnetic Recording)</text:span>: Tradiční metoda zápisu dat, kde jsou magnetické dipóly orientovány podél osy disku. Tato metoda je běžná u starších modelů.</text:p>
        </text:list-item>
        <text:list-item>
          <text:p text:style-name="P5"><text:span text:style-name="StrongEmphasis">PMR (Perpendicular Magnetic Recording)</text:span>: Modernější metoda, která umožňuje zápis více dat na stejnou plochu disku díky orientaci magnetických dipólů kolmo na povrch plotny.</text:p>
        </text:list-item>
        <text:list-item>
          <text:p text:style-name="P6"><text:span text:style-name="StrongEmphasis">SMR (Shingled Magnetic Recording)</text:span>: Tato technologie se používá pro zvýšení kapacity disků. Sektorové záznamy se překrývají jako šindele na střeše, což zvyšuje hustotu záznamu, ale může zpomalit zápis dat v určitých scénářích.</text:p>
        </text:list-item>
        <text:list-item>
          <text:p text:style-name="P7"><text:span text:style-name="StrongEmphasis">HAMR (Heat-Assisted Magnetic Recording)</text:span>: Pokročilá technologie, která používá vysoce zaměřený laser k zahřívání magnetických materiálů a umožňuje ještě vyšší hustotu zápisu.</text:p>
        </text:list-item>
      </text:list>
      <text:p text:style-name="Textbody"><text:span text:style-name="StrongEmphasis">Jak HDD funguje?</text:span><text:s/>Data se ukládají pomocí magnetického zápisu na diskové plotny, které se otáčejí rychlostí 5400–7200 otáček za minutu (RPM). Čtecí hlava se pohybuje nad povrchem a načítá informace podobně jako jehla gramofonu.</text:p>
      <text:p text:style-name="Textbody"><text:span text:style-name="StrongEmphasis">Klíčové vlastnosti HDD:</text:span></text:p>
      <text:list text:style-name="LFO4" text:continue-numbering="true">
        <text:list-item>
          <text:p text:style-name="P8">Kapacita: 500 GB – 20+ TB</text:p>
        </text:list-item>
        <text:list-item>
          <text:p text:style-name="P9">Rychlost čtení/zápisu: 100–250 MB/s</text:p>
        </text:list-item>
        <text:list-item>
          <text:p text:style-name="P10">Cena: Nejnižší ve srovnání s ostatními typy úložišť</text:p>
        </text:list-item>
        <text:list-item>
          <text:p text:style-name="P11">Životnost: 3–7 let (závisí na opotřebení a intenzitě používání)</text:p>
        </text:list-item>
      </text:list>
      <text:p text:style-name="Textbody"><text:span text:style-name="StrongEmphasis">Napájení HDD:</text:span><text:s/>HDD se napájí přes<text:s/><text:span text:style-name="StrongEmphasis">SATA napájecí konektor</text:span><text:s/>z PC zdroje. Na rozdíl od SSD vyžaduje HDD více energie.</text:p>
      <text:p text:style-name="Textbody"><text:span text:style-name="StrongEmphasis">Datové konektory pro disky:</text:span></text:p>
      <text:list text:style-name="LFO5" text:continue-numbering="true">
        <text:list-item>
          <text:p text:style-name="P12"><text:span text:style-name="StrongEmphasis">SATA</text:span>: Nejčastější konektor pro HDD a SSD. Verze SATA III umožňuje přenosy až do 6 Gb/s.</text:p>
        </text:list-item>
        <text:list-item>
          <text:p text:style-name="P13"><text:span text:style-name="StrongEmphasis">SAS</text:span>: Rozšířený ve firemním prostředí pro servery. Nabízí vyšší spolehlivost a rychlosti, ale je dražší než SATA.</text:p>
        </text:list-item>
        <text:list-item>
          <text:p text:style-name="P14"><text:span text:style-name="StrongEmphasis">M.2</text:span>: Tento konektor se používá především pro SSD disky, a to jak SATA, tak NVMe verze.</text:p>
        </text:list-item>
      </text:list>
      <text:p text:style-name="HorizontalLine"/>
      <text:list text:style-name="LFO6" text:continue-numbering="true">
        <text:list-item>
          <text:p text:style-name="P15"><text:span text:style-name="StrongEmphasis">SSD – Revoluce v rychlosti</text:span></text:p>
        </text:list-item>
      </text:list>
      <text:p text:style-name="Textbody"><text:span text:style-name="StrongEmphasis">SSD (Solid State Drive)</text:span><text:s/>je moderní úložiště, které neobsahuje pohyblivé části a využívá flash paměť, což přináší výrazně vyšší rychlost, odolnost a tichý provoz.</text:p>
      <text:p text:style-name="Textbody"><text:span text:style-name="StrongEmphasis">Jak SSD funguje?</text:span><text:s/>Namísto mechanického zápisu na plotny používá SSD elektronické čipy (NAND flash paměť), které ukládají data podobně jako USB flash disky.</text:p>
      <text:p text:style-name="Textbody"><text:span text:style-name="StrongEmphasis">SSD NAND čipy:</text:span></text:p>
      <text:list text:style-name="LFO7" text:continue-numbering="true">
        <text:list-item>
          <text:p text:style-name="P16"><text:span text:style-name="StrongEmphasis">SLC (Single-Level Cell)</text:span>: Ukládá 1 bit na buňku. Nejrychlejší a nejodolnější, ale také nejdražší.</text:p>
        </text:list-item>
        <text:list-item>
          <text:p text:style-name="P17"><text:span text:style-name="StrongEmphasis">MLC (Multi-Level Cell)</text:span>: Ukládá 2 bity na buňku. Vhodné pro vyšší kapacity, ale s nižší odolností a rychlostí než SLC.</text:p>
        </text:list-item>
        <text:list-item>
          <text:p text:style-name="P18"><text:span text:style-name="StrongEmphasis">TLC (Triple-Level Cell)</text:span>: Ukládá 3 bity na buňku. Levnější a s vyšší kapacitou, ale s omezenou životností.</text:p>
        </text:list-item>
        <text:list-item>
          <text:p text:style-name="P19"><text:span text:style-name="StrongEmphasis">QLC (Quad-Level Cell)</text:span>: Ukládá 4 bity na buňku. Nejlevnější a s nejvyšší kapacitou, ale s nejnižší životností a rychlostí.</text:p>
        </text:list-item>
      </text:list>
      <text:p text:style-name="Textbody"><text:span text:style-name="StrongEmphasis">Klíčové vlastnosti SSD:</text:span></text:p>
      <text:list text:style-name="LFO8" text:continue-numbering="true">
        <text:list-item>
          <text:p text:style-name="P20">Kapacita: 128 GB – 4+ TB</text:p>
        </text:list-item>
        <text:list-item>
          <text:p text:style-name="P21">Rychlost<text:s/>čtení/zápisu:</text:p>
          <text:list text:continue-numbering="true">
            <text:list-item>
              <text:p text:style-name="P22">SATA SSD: 500 MB/s</text:p>
            </text:list-item>
            <text:list-item>
              <text:p text:style-name="P23">NVMe SSD: 3000–7000 MB/s</text:p>
            </text:list-item>
          </text:list>
        </text:list-item>
        <text:list-item>
          <text:p text:style-name="P24">Cena: Vyšší než HDD, ale klesající s vývojem technologií</text:p>
        </text:list-item>
        <text:list-item>
          <text:p text:style-name="P25">Životnost: 5–10 let (závisí na typu paměti a intenzitě zápisů)</text:p>
        </text:list-item>
      </text:list>
      <text:p text:style-name="Textbody"><text:span text:style-name="StrongEmphasis">Napájení SSD:</text:span><text:s/>SSD se napájí většinou přes<text:s/><text:span text:style-name="StrongEmphasis">SATA napájecí konektor</text:span><text:s/>nebo<text:s/><text:span text:style-name="StrongEmphasis">M.2 slot</text:span><text:s/>na základní desce (pro NVMe SSD).</text:p>
      <text:p text:style-name="Textbody"><text:span text:style-name="StrongEmphasis">Maximální rychlosti NVMe a SATA disků:</text:span></text:p>
      <text:list text:style-name="LFO9" text:continue-numbering="true">
        <text:list-item>
          <text:p text:style-name="P26"><text:span text:style-name="StrongEmphasis">SATA SSD</text:span><text:s/>je omezen rychlostí 6 Gb/s, což odpovídá přenosovým rychlostem kolem 500 MB/s. Tento limit vychází z technologie SATA.</text:p>
        </text:list-item>
        <text:list-item>
          <text:p text:style-name="P27"><text:span text:style-name="StrongEmphasis">NVMe SSD</text:span><text:s/>využívá protokol PCIe, který umožňuje mnohem vyšší přenosové rychlosti, běžně až 3500 MB/s pro čtení a zápis na moderních verzích, ale může být i vyšší.</text:p>
        </text:list-item>
      </text:list>
      <text:p text:style-name="Textbody"><text:span text:style-name="StrongEmphasis">Jak rozeznat NVMe od SATA M.2 disku?</text:span></text:p>
      <text:list text:style-name="LFO10" text:continue-numbering="true">
        <text:list-item>
          <text:p text:style-name="P28"><text:span text:style-name="StrongEmphasis">SATA M.2 SSD</text:span><text:s/>používá stejný protokol jako SATA SSD, a přenosové rychlosti jsou podobné (do 600 MB/s).</text:p>
        </text:list-item>
        <text:list-item>
          <text:p text:style-name="P29"><text:span text:style-name="StrongEmphasis">NVMe M.2 SSD</text:span><text:s/>využívá PCIe sběrnici, což zajišťuje výrazně vyšší rychlosti (3000–7000 MB/s). Zajímavostí je, že fyzicky oba typy (SATA a NVMe) vypadají stejně a liší se pouze v protokolu komunikace.</text:p>
        </text:list-item>
      </text:list>
      <text:p text:style-name="Textbody"><text:span text:style-name="StrongEmphasis">Fyzické velikosti disků:</text:span></text:p>
      <text:list text:style-name="LFO11" text:continue-numbering="true">
        <text:list-item>
          <text:p text:style-name="P30"><text:span text:style-name="StrongEmphasis">3.5" HDD</text:span>: Největší formát pro stolní počítače.</text:p>
        </text:list-item>
        <text:list-item>
          <text:p text:style-name="P31"><text:span text:style-name="StrongEmphasis">2.5" SSD</text:span>: Běžný formát pro notebooky a také pro desktopové počítače.</text:p>
        </text:list-item>
        <text:list-item>
          <text:p text:style-name="P32"><text:span text:style-name="StrongEmphasis">M.2</text:span>: Novější formát používaný především pro SSD disky, dostupný v různých velikostech (2230, 2242, 2280, 22110).</text:p>
        </text:list-item>
      </text:list>
      <text:p text:style-name="HorizontalLine"/>
      <text:list text:style-name="LFO12" text:continue-numbering="true">
        <text:list-item>
          <text:p text:style-name="P33"><text:span text:style-name="StrongEmphasis">RAID – Spojení více disků pro výkon a bezpečnost</text:span></text:p>
        </text:list-item>
      </text:list>
      <text:p text:style-name="Textbody"><text:span text:style-name="StrongEmphasis">RAID (Redundant Array of Independent Disks)</text:span><text:s/>je technologie, která spojuje více disků do jednoho systému, což zvyšuje rychlost nebo poskytuje ochranu dat. Hlavní důvody pro tvorbu RAID polí zahrnují:</text:p>
      <text:list text:style-name="LFO13" text:continue-numbering="true">
        <text:list-item>
          <text:p text:style-name="P34"><text:span text:style-name="StrongEmphasis">Zvýšení výkonu</text:span><text:s/>(RAID 0, RAID 10)</text:p>
        </text:list-item>
        <text:list-item>
          <text:p text:style-name="P35"><text:span text:style-name="StrongEmphasis">Zajištění bezpečnosti dat</text:span><text:s/>(RAID 1, RAID 5, RAID 6)</text:p>
        </text:list-item>
        <text:list-item>
          <text:p text:style-name="P36"><text:span text:style-name="StrongEmphasis">Zvýšení kapacity</text:span><text:s/>(RAID 5, RAID 10)</text:p>
        </text:list-item>
      </text:list>
      <text:p text:style-name="Textbody"><text:span text:style-name="StrongEmphasis">Hlavní typy RAID:</text:span></text:p>
      <text:list text:style-name="LFO14" text:continue-numbering="true">
        <text:list-item>
          <text:p text:style-name="P37"><text:span text:style-name="StrongEmphasis">RAID 0 (Striping)</text:span>: Spojuje disky pro vyšší výkon, ale nechrání data. Data jsou rozdělena na více disků pro rychlejší přístup.</text:p>
        </text:list-item>
        <text:list-item>
          <text:p text:style-name="P38"><text:span text:style-name="StrongEmphasis">RAID 1 (Mirroring)</text:span>: Zrcadlí data na dvou discích pro vysokou úroveň bezpečnosti. Při selhání jednoho disku jsou data stále dostupná na druhém.</text:p>
        </text:list-item>
        <text:list-item>
          <text:p text:style-name="P39"><text:span text:style-name="StrongEmphasis">RAID 5/6</text:span>: Používá paritu pro ochranu dat před selháním jednoho (RAID 5) nebo dvou (RAID 6) disků. Parita je distribuována mezi všechny disky v poli.</text:p>
        </text:list-item>
        <text:list-item>
          <text:p text:style-name="P40"><text:span text:style-name="StrongEmphasis">RAID 10</text:span>: Kombinuje výhody RAID 0 (výkon) a RAID 1 (zrcadlení), čímž poskytuje jak vysoký výkon, tak i bezpečnost dat.</text:p>
        </text:list-item>
      </text:list>
      <text:p text:style-name="Textbody"><text:span text:style-name="StrongEmphasis">Pro koho je RAID ideální?</text:span><text:s/>RAID je ideální pro:</text:p>
      <text:list text:style-name="LFO15" text:continue-numbering="true">
        <text:list-item>
          <text:p text:style-name="P41">Firmy a datová centra, kde je nutné zajistit vysokou dostupnost a bezpečnost dat.</text:p>
        </text:list-item>
        <text:list-item>
          <text:p text:style-name="P42">Uživatelé s kritickými daty, pro něž je ochrana před selháním disků klíčová.</text:p>
        </text:list-item>
      </text:list>
      <text:p text:style-name="HorizontalLine"/>
      <text:p text:style-name="Textbody"><text:span text:style-name="StrongEmphasis">5. HDD vs. SSD – Přehled výkonu</text:span>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header-rows>
          <table:table-row table:style-name="TableRow47">
            <table:table-cell table:style-name="TableCell48">
              <text:p text:style-name="TableHeading">Typ disku</text:p>
            </table:table-cell>
            <table:table-cell table:style-name="TableCell49">
              <text:p text:style-name="TableHeading">Rychlost čtení (MB/s)</text:p>
            </table:table-cell>
            <table:table-cell table:style-name="TableCell50">
              <text:p text:style-name="TableHeading">Rychlost zápisu (MB/s)</text:p>
            </table:table-cell>
          </table:table-row>
        </table:table-header-rows>
        <table:table-row table:style-name="TableRow51">
          <table:table-cell table:style-name="TableCell52">
            <text:p text:style-name="TableContents">HDD</text:p>
          </table:table-cell>
          <table:table-cell table:style-name="TableCell53">
            <text:p text:style-name="TableContents">100–250</text:p>
          </table:table-cell>
          <table:table-cell table:style-name="TableCell54">
            <text:p text:style-name="TableContents">80–200</text:p>
          </table:table-cell>
        </table:table-row>
        <table:table-row table:style-name="TableRow55">
          <table:table-cell table:style-name="TableCell56">
            <text:p text:style-name="TableContents">SSD (SATA)</text:p>
          </table:table-cell>
          <table:table-cell table:style-name="TableCell57">
            <text:p text:style-name="TableContents">500</text:p>
          </table:table-cell>
          <table:table-cell table:style-name="TableCell58">
            <text:p text:style-name="TableContents">450</text:p>
          </table:table-cell>
        </table:table-row>
        <table:table-row table:style-name="TableRow59">
          <table:table-cell table:style-name="TableCell60">
            <text:p text:style-name="TableContents">SSD (NVMe)</text:p>
          </table:table-cell>
          <table:table-cell table:style-name="TableCell61">
            <text:p text:style-name="TableContents">3000–7000</text:p>
          </table:table-cell>
          <table:table-cell table:style-name="TableCell62">
            <text:p text:style-name="TableContents">2500–7000</text:p>
          </table:table-cell>
        </table:table-row>
      </table:table>
      <text:p text:style-name="HorizontalLine"/>
      <text:p text:style-name="Textbody"><text:span text:style-name="StrongEmphasis">6. Jaké<text:s/></text:span><text:span text:style-name="StrongEmphasis">úložiště vybrat v roce 2025?</text:span></text:p>
      <text:p text:style-name="Textbody"><text:span text:style-name="StrongEmphasis">Doporučení podle využití:</text:span></text:p>
      <text:list text:style-name="LFO16" text:continue-numbering="true">
        <text:list-item>
          <text:p text:style-name="P63"><text:span text:style-name="StrongEmphasis">Pro běžné uživatele</text:span>: SSD + externí HDD na zálohy</text:p>
        </text:list-item>
        <text:list-item>
          <text:p text:style-name="P64"><text:span text:style-name="StrongEmphasis">Pro hráče a kreativce</text:span>: NVMe SSD pro rychlost</text:p>
        </text:list-item>
        <text:list-item>
          <text:p text:style-name="P65"><text:span text:style-name="StrongEmphasis">Pro firmy a servery</text:span>: RAID pro ochranu dat</text:p>
        </text:list-item>
        <text:list-item>
          <text:p text:style-name="P66"><text:span text:style-name="StrongEmphasis">Pro archivaci</text:span>: Klasický HDD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4-07T17:37:00Z</meta:creation-date>
    <dc:date>2025-12-28T23:28:00Z</dc:date>
    <meta:template xlink:href="Normal.dotm" xlink:type="simple"/>
    <meta:editing-cycles>3</meta:editing-cycles>
    <meta:editing-duration>PT660S</meta:editing-duration>
    <meta:document-statistic meta:page-count="1" meta:paragraph-count="90" meta:word-count="899" meta:character-count="5601" meta:row-count="116" meta:non-whitespace-character-count="4792"/>
  </office:meta>
</office:document-meta>
</file>